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b9a8a"/>
    </style:style>
    <style:style style:name="P2" style:family="paragraph" style:parent-style-name="Standard">
      <style:text-properties fo:language="ru" fo:country="RU" officeooo:rsid="000b9a8a" officeooo:paragraph-rsid="000b9a8a"/>
    </style:style>
    <style:style style:name="P3" style:family="paragraph" style:parent-style-name="Standard">
      <style:text-properties fo:language="ru" fo:country="RU" officeooo:rsid="000fbd41" officeooo:paragraph-rsid="000fbd41"/>
    </style:style>
    <style:style style:name="P4" style:family="paragraph" style:parent-style-name="Standard">
      <style:text-properties fo:language="ru" fo:country="RU" officeooo:rsid="0011c374" officeooo:paragraph-rsid="0011c374"/>
    </style:style>
    <style:style style:name="P5" style:family="paragraph" style:parent-style-name="Standard">
      <style:text-properties fo:language="ru" fo:country="RU" fo:font-weight="normal" officeooo:rsid="001d30e3" officeooo:paragraph-rsid="001d30e3" style:font-weight-asian="normal" style:font-weight-complex="normal"/>
    </style:style>
    <style:style style:name="P6" style:family="paragraph" style:parent-style-name="Standard">
      <style:text-properties fo:language="ru" fo:country="RU" fo:font-weight="normal" officeooo:rsid="001d30e3" officeooo:paragraph-rsid="0021d2a0" style:font-weight-asian="normal" style:font-weight-complex="normal"/>
    </style:style>
    <style:style style:name="P7" style:family="paragraph" style:parent-style-name="Standard">
      <style:text-properties fo:language="ru" fo:country="RU" fo:font-weight="normal" officeooo:rsid="00216971" officeooo:paragraph-rsid="00216971" style:font-weight-asian="normal" style:font-weight-complex="normal"/>
    </style:style>
    <style:style style:name="P8" style:family="paragraph" style:parent-style-name="Standard">
      <style:text-properties fo:language="ru" fo:country="RU" fo:font-weight="normal" officeooo:rsid="00216971" officeooo:paragraph-rsid="0021d2a0" style:font-weight-asian="normal" style:font-weight-complex="normal"/>
    </style:style>
    <style:style style:name="P9" style:family="paragraph" style:parent-style-name="Standard">
      <style:text-properties fo:language="ru" fo:country="RU" fo:font-weight="normal" officeooo:rsid="0021d2a0" officeooo:paragraph-rsid="0021d2a0" style:font-weight-asian="normal" style:font-weight-complex="normal"/>
    </style:style>
    <style:style style:name="P10" style:family="paragraph" style:parent-style-name="Standard">
      <style:text-properties fo:language="en" fo:country="US" officeooo:rsid="000fbd41" officeooo:paragraph-rsid="000fbd41"/>
    </style:style>
    <style:style style:name="P11" style:family="paragraph" style:parent-style-name="Standard">
      <style:text-properties fo:language="en" fo:country="US" fo:font-weight="normal" officeooo:rsid="000fbd41" officeooo:paragraph-rsid="0015ce6b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00fbd41" officeooo:paragraph-rsid="001b4529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00fbd41" officeooo:paragraph-rsid="0021d2a0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paragraph-rsid="0015ce6b" style:font-weight-asian="normal" style:font-weight-complex="normal"/>
    </style:style>
    <style:style style:name="P15" style:family="paragraph" style:parent-style-name="Standard">
      <style:text-properties fo:language="en" fo:country="US" fo:font-weight="normal" officeooo:rsid="00216971" officeooo:paragraph-rsid="00216971" style:font-weight-asian="normal" style:font-weight-complex="normal"/>
    </style:style>
    <style:style style:name="P16" style:family="paragraph" style:parent-style-name="Standard">
      <style:text-properties fo:font-size="14pt" fo:font-weight="normal" officeooo:paragraph-rsid="0015ce6b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fo:language="en" fo:country="US" fo:font-weight="normal" officeooo:paragraph-rsid="0015ce6b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weight="normal" officeooo:paragraph-rsid="0015ce6b" style:font-weight-asian="normal" style:font-weight-complex="normal"/>
    </style:style>
    <style:style style:name="P19" style:family="paragraph" style:parent-style-name="Standard">
      <style:text-properties fo:font-weight="normal" officeooo:paragraph-rsid="0015ce6b" style:font-weight-asian="normal" style:font-weight-complex="normal"/>
    </style:style>
    <style:style style:name="T1" style:family="text">
      <style:text-properties officeooo:rsid="0007d454"/>
    </style:style>
    <style:style style:name="T2" style:family="text">
      <style:text-properties officeooo:rsid="000a834d"/>
    </style:style>
    <style:style style:name="T3" style:family="text">
      <style:text-properties fo:language="ru" fo:country="RU" officeooo:rsid="000b9a8a"/>
    </style:style>
    <style:style style:name="T4" style:family="text">
      <style:text-properties fo:language="ru" fo:country="RU" fo:font-weight="bold" officeooo:rsid="0016d3a4" style:font-weight-asian="bold" style:font-weight-complex="bold"/>
    </style:style>
    <style:style style:name="T5" style:family="text">
      <style:text-properties fo:language="ru" fo:country="RU" officeooo:rsid="001b4529"/>
    </style:style>
    <style:style style:name="T6" style:family="text">
      <style:text-properties fo:language="ru" fo:country="RU" officeooo:rsid="001d30e3"/>
    </style:style>
    <style:style style:name="T7" style:family="text">
      <style:text-properties officeooo:rsid="000cf9e2"/>
    </style:style>
    <style:style style:name="T8" style:family="text">
      <style:text-properties officeooo:rsid="0011c374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language="ru" fo:country="RU" officeooo:rsid="0016d3a4" style:font-size-asian="14pt" style:font-size-complex="14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weight="bold" style:font-weight-asian="bold" style:font-weight-complex="bold"/>
    </style:style>
    <style:style style:name="T15" style:family="text">
      <style:text-properties fo:language="en" fo:country="US" officeooo:rsid="0021d2a0"/>
    </style:style>
    <style:style style:name="T16" style:family="text">
      <style:text-properties officeooo:rsid="001b4529"/>
    </style:style>
    <style:style style:name="T17" style:family="text">
      <style:text-properties officeooo:rsid="0021d2a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s/><text:span text:style-name="T3">Численное решение интегральных уравнений </text:span></text:p>
      <text:p text:style-name="P1"/>
      <text:p text:style-name="P1"><text:s text:c="2"/>Фредгольма</text:p>
      <text:p text:style-name="P1"/>
      <text:p text:style-name="Standard"><draw:frame draw:style-name="fr1" draw:name="Объект1" text:anchor-type="as-char" svg:y="-0.2925in" svg:width="2.5484in" svg:height="0.4717in" draw:z-index="0"><draw:object xlink:href="./Object 1" xlink:type="simple" xlink:show="embed" xlink:actuate="onLoad"/><draw:image xlink:href="./ObjectReplacements/Object 1" xlink:type="simple" xlink:show="embed" xlink:actuate="onLoad"/></draw:frame> <text:s text:c="11"/><text:span text:style-name="T1">(1)</text:span></text:p>
      <text:p text:style-name="Standard"/>
      <text:p text:style-name="P2">и Вольтера</text:p>
      <text:p text:style-name="Standard"/>
      <text:p text:style-name="Standard"/>
      <text:p text:style-name="Standard"><draw:frame draw:style-name="fr1" draw:name="Объект2" text:anchor-type="as-char" svg:y="-0.2925in" svg:width="2.5484in" svg:height="0.4717in" draw:z-index="1"><draw:object xlink:href="./Object 2" xlink:type="simple" xlink:show="embed" xlink:actuate="onLoad"/><draw:image xlink:href="./ObjectReplacements/Object 2" xlink:type="simple" xlink:show="embed" xlink:actuate="onLoad"/></draw:frame> <text:s text:c="10"/><text:span text:style-name="T2">(2)</text:span></text:p>
      <text:p text:style-name="Standard"/>
      <text:p text:style-name="Standard"/>
      <text:p text:style-name="P2">Решение <text:s/>систем линейных <text:s/>алгебраических уравнений любого порядка, вычисление обратных матриц любого порядка. </text:p>
      <text:p text:style-name="P2">Численное решение систем нелинейных дифференциальных уравнений первого порядка <text:span text:style-name="T7">по методу Рунге — Кутта.</text:span> <text:s/></text:p>
      <text:p text:style-name="P3">Вычислние определённых интегралов <text:s/>одного и двух переменных.</text:p>
      <text:p text:style-name="P3"/>
      <text:p text:style-name="P16">Численное решение задачи Дирихле для <text:s/>уравнения Пуассона в прямоугольной</text:p>
      <text:p text:style-name="P16">области.</text:p>
      <text:p text:style-name="P18"/>
      <text:p text:style-name="P18"><text:s/><text:span text:style-name="T12"><text:s text:c="2"/></text:span><text:span text:style-name="T12"><draw:frame draw:style-name="fr2" draw:name="Объект3" text:anchor-type="as-char" svg:width="1.9189in" svg:height="0.5866in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2"> <text:s text:c="55"/></text:span><text:span text:style-name="T14">(</text:span><text:span text:style-name="T4">3</text:span><text:span text:style-name="T14">)</text:span></text:p>
      <text:p text:style-name="P18"><text:span text:style-name="T10">В прямоугольной области</text:span><text:span text:style-name="T9">:</text:span></text:p>
      <text:p text:style-name="P17"/>
      <text:p text:style-name="P17"><text:s/>a &lt; x &lt; b, <text:s text:c="5"/>c &lt; y &lt; d .</text:p>
      <text:p text:style-name="P17"/>
      <text:p text:style-name="P17">На границе области задано условие:</text:p>
      <text:p text:style-name="P14"/>
      <text:p text:style-name="P18"><text:span text:style-name="T13"><text:s text:c="10"/></text:span><text:span text:style-name="T14"><draw:frame draw:style-name="fr2" draw:name="Объект4" text:anchor-type="as-char" svg:width="1.4618in" svg:height="0.2535in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p>
      <text:p text:style-name="P11"><text:s/><text:span text:style-name="T5">Найти решение системы линейных неравенств: </text:span><text:span text:style-name="T16">{X_j} j=1,...N</text:span></text:p>
      <text:p text:style-name="P11"/>
      <text:p text:style-name="P12"><draw:frame draw:style-name="fr1" draw:name="Объект5" text:anchor-type="as-char" svg:y="-0.2807in" svg:width="1.1098in" svg:height="0.4484in" draw:z-index="4"><draw:object xlink:href="./Object 5" xlink:type="simple" xlink:show="embed" xlink:actuate="onLoad"/><draw:image xlink:href="./ObjectReplacements/Object 5" xlink:type="simple" xlink:show="embed" xlink:actuate="onLoad"/></draw:frame> <text:s text:c="69"/><text:span text:style-name="T6">(4)</text:span></text:p>
      <text:p text:style-name="P12"><text:span text:style-name="T16">I=1,...M</text:span> <text:s text:c="66"/></text:p>
      <text:p text:style-name="P5">при условии. что заданая линейная функция:</text:p>
      <text:p text:style-name="P7"/>
      <text:p text:style-name="P15"><draw:frame draw:style-name="fr1" draw:name="Объект6" text:anchor-type="as-char" svg:y="-0.2807in" svg:width="1.2701in" svg:height="0.4484in" draw:z-index="5"><draw:object xlink:href="./Object 6" xlink:type="simple" xlink:show="embed" xlink:actuate="onLoad"/><draw:image xlink:href="./ObjectReplacements/Object 6" xlink:type="simple" xlink:show="embed" xlink:actuate="onLoad"/></draw:frame> <text:s text:c="64"/>(5)</text:p>
      <text:p text:style-name="P7">достигает своего максималього <text:span text:style-name="T17">допустимого </text:span>значения;</text:p>
      <text:p text:style-name="P7"><text:soft-page-break/><text:s/>где коэфиценты <draw:frame draw:style-name="fr1" draw:name="Объект7" text:anchor-type="as-char" svg:y="-0.1484in" svg:width="0.2134in" svg:height="0.2091in" draw:z-index="6"><draw:object xlink:href="./Object 7" xlink:type="simple" xlink:show="embed" xlink:actuate="onLoad"/><draw:image xlink:href="./ObjectReplacements/Object 7" xlink:type="simple" xlink:show="embed" xlink:actuate="onLoad"/></draw:frame><text:span text:style-name="T13"> </text:span>и <text:s/><draw:frame draw:style-name="fr1" draw:name="Объект8" text:anchor-type="as-char" svg:y="-0.1244in" svg:width="0.211in" svg:height="0.1846in" draw:z-index="7"><draw:object xlink:href="./Object 8" xlink:type="simple" xlink:show="embed" xlink:actuate="onLoad"/><draw:image xlink:href="./ObjectReplacements/Object 8" xlink:type="simple" xlink:show="embed" xlink:actuate="onLoad"/></draw:frame> заданные действительные числа</text:p>
      <text:p text:style-name="P5"><text:s/><text:span text:style-name="T17">или обратная задача:</text:span></text:p>
      <text:p text:style-name="P13"><text:s/><text:span text:style-name="T5">Найти решение системы линейных неравенств: </text:span><text:span text:style-name="T16">{X_j} j=1,...N</text:span></text:p>
      <text:p text:style-name="P5"><draw:frame draw:style-name="fr1" draw:name="Объект9" text:anchor-type="as-char" svg:y="-0.2807in" svg:width="1.1098in" svg:height="0.4484in" draw:z-index="8"><draw:object xlink:href="./Object 9" xlink:type="simple" xlink:show="embed" xlink:actuate="onLoad"/><draw:image xlink:href="./ObjectReplacements/Object 9" xlink:type="simple" xlink:show="embed" xlink:actuate="onLoad"/></draw:frame> <text:s text:c="61"/><text:span text:style-name="T15">(6)</text:span></text:p>
      <text:p text:style-name="P6">при условии. что заданая линейная функция:</text:p>
      <text:p text:style-name="P8"><draw:frame draw:style-name="fr1" draw:name="Объект10" text:anchor-type="as-char" svg:y="-0.2807in" svg:width="1.2701in" svg:height="0.4484in" draw:z-index="9"><draw:object xlink:href="./Object 10" xlink:type="simple" xlink:show="embed" xlink:actuate="onLoad"/><draw:image xlink:href="./ObjectReplacements/Object 10" xlink:type="simple" xlink:show="embed" xlink:actuate="onLoad"/></draw:frame> <text:s text:c="53"/><text:span text:style-name="T15"><text:s text:c="5"/>(7)</text:span></text:p>
      <text:p text:style-name="P9">принимает минимальное допустимое значние</text:p>
      <text:p text:style-name="P11"/>
      <text:p text:style-name="P10">E-mail: <text:a xlink:type="simple" xlink:href="mailto:Urin.vi@Yandex.ru" text:style-name="Internet_20_link" text:visited-style-name="Visited_20_Internet_20_Link">Urin.vi@</text:a><text:a xlink:type="simple" xlink:href="mailto:Urin.vi@Yandex.ru" text:style-name="Internet_20_link" text:visited-style-name="Visited_20_Internet_20_Link"><text:span text:style-name="T8">Yandex.ru</text:span></text:a><text:span text:style-name="T8">;</text:span></text:p>
      <text:p text:style-name="P4">Телефон : (8482) <text:s/>580462</text:p>
      <text:p text:style-name="P4">Владимир Иванови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6:41:54.109000000</meta:creation-date>
    <dc:date>2016-06-01T14:04:37.671000000</dc:date>
    <meta:editing-duration>PT1H3M</meta:editing-duration>
    <meta:editing-cycles>12</meta:editing-cycles>
    <meta:generator>LibreOffice/5.0.1.2$Windows_x86 LibreOffice_project/81898c9f5c0d43f3473ba111d7b351050be20261</meta:generator>
    <meta:document-statistic meta:table-count="0" meta:image-count="0" meta:object-count="10" meta:page-count="2" meta:paragraph-count="31" meta:word-count="127" meta:character-count="1378" meta:non-whitespace-character-count="840"/>
  </office:meta>
</office:document-meta>
</file>

<file path=Object 1/content.xml><?xml version="1.0" encoding="utf-8"?>
<math xmlns="http://www.w3.org/1998/Math/MathML" display="block">
  <semantics>
    <mrow>
      <mi mathvariant="normal">Φ</mi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row>
          <mo fence="true" stretchy="false">(</mo>
          <mrow>
            <mi>x</mi>
          </mrow>
          <mo fence="true" stretchy="false">)</mo>
        </mrow>
        <mo stretchy="false">+</mo>
        <mrow>
          <mi mathvariant="normal">λ</mi>
          <mo stretchy="false">∗</mo>
          <mrow>
            <munderover>
              <mo stretchy="false">∫</mo>
              <mi>a</mi>
              <mi>b</mi>
            </munderover>
            <mi>K</mi>
          </mrow>
        </mrow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∗</mo>
        <mi mathvariant="normal">Φ</mi>
      </mrow>
      <mrow>
        <mo fence="true" stretchy="false">(</mo>
        <mrow>
          <mi>y</mi>
        </mrow>
        <mo fence="true" stretchy="false">)</mo>
      </mrow>
      <mi mathvariant="italic">dy</mi>
    </mrow>
    <annotation encoding="StarMath 5.0">%PHI(x) = f(x) + %lambda * int from a to b K(x,y) * %PHI(y) dy</annotation>
  </semantics>
</math>
</file>

<file path=Object 10/content.xml><?xml version="1.0" encoding="utf-8"?>
<math xmlns="http://www.w3.org/1998/Math/MathML" display="block">
  <semantics>
    <mrow>
      <mi>L</mi>
      <mrow>
        <mrow>
          <mo fence="true" stretchy="false">(</mo>
          <mrow>
            <msub>
              <mi>X</mi>
              <mi>j</mi>
            </msub>
          </mrow>
          <mo fence="true"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1</mn>
              </mrow>
              <mrow>
                <mi>j</mi>
                <mo stretchy="false">=</mo>
                <mi>N</mi>
              </mrow>
            </munderover>
            <msub>
              <mi mathvariant="normal">λ</mi>
              <mi>i</mi>
            </msub>
          </mrow>
          <mo stretchy="false">∗</mo>
          <msub>
            <mi>X</mi>
            <mi>i</mi>
          </msub>
        </mrow>
      </mrow>
    </mrow>
    <annotation encoding="StarMath 5.0">L(X_j) = Sum from{j=1} to {j=N} %lambda_i*X_i </annotation>
  </semantics>
</math>
</file>

<file path=Object 2/content.xml><?xml version="1.0" encoding="utf-8"?>
<math xmlns="http://www.w3.org/1998/Math/MathML" display="block">
  <semantics>
    <mrow>
      <mi mathvariant="normal">Φ</mi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row>
          <mo fence="true" stretchy="false">(</mo>
          <mrow>
            <mi>x</mi>
          </mrow>
          <mo fence="true" stretchy="false">)</mo>
        </mrow>
        <mo stretchy="false">+</mo>
        <mrow>
          <mi mathvariant="normal">λ</mi>
          <mo stretchy="false">∗</mo>
          <mrow>
            <munderover>
              <mo stretchy="false">∫</mo>
              <mi>a</mi>
              <mi>X</mi>
            </munderover>
            <mi>K</mi>
          </mrow>
        </mrow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∗</mo>
        <mi mathvariant="normal">Φ</mi>
      </mrow>
      <mrow>
        <mo fence="true" stretchy="false">(</mo>
        <mrow>
          <mi>y</mi>
        </mrow>
        <mo fence="true" stretchy="false">)</mo>
      </mrow>
      <mi mathvariant="italic">dy</mi>
    </mrow>
    <annotation encoding="StarMath 5.0">%PHI(x) = f(x) + %lambda * int from a to X K(x,y) * %PHI(y) dy

</annotation>
  </semantics>
</math>
</file>

<file path=Object 3/content.xml><?xml version="1.0" encoding="utf-8"?>
<math xmlns="http://www.w3.org/1998/Math/MathML" display="block">
  <semantics>
    <mrow>
      <mrow>
        <mrow>
          <mfrac>
            <mrow>
              <msup>
                <mo stretchy="false">∂</mo>
                <mn>2</mn>
              </msup>
              <mi>u</mi>
            </mrow>
            <mrow>
              <mo stretchy="false">∂</mo>
              <msup>
                <mi>x</mi>
                <mn>2</mn>
              </msup>
            </mrow>
          </mfrac>
          <mo stretchy="false">+</mo>
          <mfrac>
            <mrow>
              <msup>
                <mo stretchy="false">∂</mo>
                <mn>2</mn>
              </msup>
              <mi>u</mi>
            </mrow>
            <mrow>
              <mo stretchy="false">∂</mo>
              <msup>
                <mi>y</mi>
                <mn>2</mn>
              </msup>
            </mrow>
          </mfrac>
        </mrow>
        <mo stretchy="false">=</mo>
        <mi mathvariant="normal">ϕ</mi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{partial^2 u}over {partial x^2}   +   {partial^2 u} over {partial y^2}   =   %phi(x,y)</annotation>
  </semantics>
</math>
</file>

<file path=Object 4/content.xml><?xml version="1.0" encoding="utf-8"?>
<math xmlns="http://www.w3.org/1998/Math/MathML" display="block">
  <semantics>
    <mrow>
      <mi>u</mi>
      <mrow>
        <mrow>
          <mo fence="true" stretchy="false">(</mo>
          <mrow>
            <mi>Г</mi>
          </mrow>
          <mo fence="true" stretchy="false">)</mo>
        </mrow>
        <mo stretchy="false">=</mo>
        <mi mathvariant="normal">ψ</mi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u(Г) = %psi(x,y)</annotation>
  </semantics>
</math>
</file>

<file path=Object 5/content.xml><?xml version="1.0" encoding="utf-8"?>
<math xmlns="http://www.w3.org/1998/Math/MathML" display="block">
  <semantics>
    <mrow>
      <mrow>
        <mo fence="true" stretchy="false">(</mo>
        <mrow>
          <mrow>
            <mrow>
              <munderover>
                <mo stretchy="false">∑</mo>
                <mrow>
                  <mi>j</mi>
                  <mo stretchy="false">=</mo>
                  <mn>1</mn>
                </mrow>
                <mrow>
                  <mi>j</mi>
                  <mo stretchy="false">=</mo>
                  <mi>N</mi>
                </mrow>
              </munderover>
              <msub>
                <mi>a</mi>
                <mi>j</mi>
              </msub>
            </mrow>
            <mo stretchy="false">∗</mo>
            <msub>
              <mi>X</mi>
              <mi>j</mi>
            </msub>
          </mrow>
        </mrow>
        <mo fence="true" stretchy="false">)</mo>
      </mrow>
      <mo stretchy="false">≤</mo>
      <msub>
        <mi>f</mi>
        <mi>i</mi>
      </msub>
    </mrow>
    <annotation encoding="StarMath 5.0">(Sum from{j=1 } to {j=N } a_j* X_j) &lt;= f_i</annotation>
  </semantics>
</math>
</file>

<file path=Object 6/content.xml><?xml version="1.0" encoding="utf-8"?>
<math xmlns="http://www.w3.org/1998/Math/MathML" display="block">
  <semantics>
    <mrow>
      <mi>L</mi>
      <mrow>
        <mrow>
          <mo fence="true" stretchy="false">(</mo>
          <mrow>
            <msub>
              <mi>X</mi>
              <mi>j</mi>
            </msub>
          </mrow>
          <mo fence="true"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1</mn>
              </mrow>
              <mrow>
                <mi>j</mi>
                <mo stretchy="false">=</mo>
                <mi>N</mi>
              </mrow>
            </munderover>
            <msub>
              <mi mathvariant="normal">λ</mi>
              <mi>i</mi>
            </msub>
          </mrow>
          <mo stretchy="false">∗</mo>
          <msub>
            <mi>X</mi>
            <mi>i</mi>
          </msub>
        </mrow>
      </mrow>
    </mrow>
    <annotation encoding="StarMath 5.0">L(X_j) = Sum from{j=1} to {j=N} %lambda_i*X_i </annotation>
  </semantics>
</math>
</file>

<file path=Object 7/content.xml><?xml version="1.0" encoding="utf-8"?>
<math xmlns="http://www.w3.org/1998/Math/MathML" display="block">
  <semantics>
    <msub>
      <mi>a</mi>
      <mi>j</mi>
    </msub>
    <annotation encoding="StarMath 5.0">a_j </annotation>
  </semantics>
</math>
</file>

<file path=Object 8/content.xml><?xml version="1.0" encoding="utf-8"?>
<math xmlns="http://www.w3.org/1998/Math/MathML" display="block">
  <semantics>
    <msub>
      <mi mathvariant="normal">λ</mi>
      <mi>i</mi>
    </msub>
    <annotation encoding="StarMath 5.0">%lambda_i</annotation>
  </semantics>
</math>
</file>

<file path=Object 9/content.xml><?xml version="1.0" encoding="utf-8"?>
<math xmlns="http://www.w3.org/1998/Math/MathML" display="block">
  <semantics>
    <mrow>
      <mrow>
        <mo fence="true" stretchy="false">(</mo>
        <mrow>
          <mrow>
            <mrow>
              <munderover>
                <mo stretchy="false">∑</mo>
                <mrow>
                  <mi>j</mi>
                  <mo stretchy="false">=</mo>
                  <mn>1</mn>
                </mrow>
                <mrow>
                  <mi>j</mi>
                  <mo stretchy="false">=</mo>
                  <mi>N</mi>
                </mrow>
              </munderover>
              <msub>
                <mi>a</mi>
                <mi>j</mi>
              </msub>
            </mrow>
            <mo stretchy="false">∗</mo>
            <msub>
              <mi>X</mi>
              <mi>j</mi>
            </msub>
          </mrow>
        </mrow>
        <mo fence="true" stretchy="false">)</mo>
      </mrow>
      <mo stretchy="false">≥</mo>
      <msub>
        <mi>f</mi>
        <mi>i</mi>
      </msub>
    </mrow>
    <annotation encoding="StarMath 5.0">(Sum from{j=1 } to {j=N } a_j* X_j) &gt;= f_i</annotation>
  </semantics>
</math>
</file>